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6326in" table:align="left"/>
    </style:style>
    <style:style style:name="Table1.A" style:family="table-column">
      <style:table-column-properties style:column-width="2.3889in"/>
    </style:style>
    <style:style style:name="Table1.B" style:family="table-column">
      <style:table-column-properties style:column-width="3.243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b592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officeooo:rsid="000b592b" officeooo:paragraph-rsid="000b592b"/>
    </style:style>
    <style:style style:name="T1" style:family="text">
      <style:text-properties officeooo:rsid="0006c029"/>
    </style:style>
    <style:style style:name="T2" style:family="text">
      <style:text-properties officeooo:rsid="000b592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<text:span text:style-name="Strong_20_Emphasis">📘 Day </text:span><text:span text:style-name="Strong_20_Emphasis"><text:span text:style-name="T1">5</text:span></text:span><text:span text:style-name="Strong_20_Emphasis">– Operators &amp; Expressions </text:span></text:h>
      <text:p text:style-name="Horizontal_20_Line"/>
      <text:h text:style-name="Heading_20_2" text:outline-level="2"><text:span text:style-name="Strong_20_Emphasis"/></text:h>
      <text:p text:style-name="Text_20_body">In JavaScript, <text:span text:style-name="Strong_20_Emphasis">operators</text:span> and <text:span text:style-name="Strong_20_Emphasis">expressions</text:span> are the core of how calculations, decisions, comparisons, and logic work in your programs.<text:line-break/>Think of operators as tools, and expressions as the results you build using these tools.</text:p>
      <text:p text:style-name="Horizontal_20_Line"/>
      <text:h text:style-name="Heading_20_1" text:outline-level="1"><text:span text:style-name="Strong_20_Emphasis">1️⃣ What Are Operators? </text:span></text:h>
      <text:p text:style-name="Text_20_body">Operators are <text:span text:style-name="Strong_20_Emphasis">symbols or keywords</text:span> in JavaScript that <text:span text:style-name="Strong_20_Emphasis">perform operations</text:span> on values (operands).<text:line-break/>They help in tasks like <text:span text:style-name="Strong_20_Emphasis">math calculations, comparisons, assigning values, logical decisions, and more</text:span>.</text:p>
      <text:p text:style-name="Text_20_body">👉 Example:<text:line-break/><text:span text:style-name="Source_20_Text">5 + 3</text:span> → <text:span text:style-name="Source_20_Text">+</text:span> is the operator, <text:span text:style-name="Source_20_Text">5</text:span> and <text:span text:style-name="Source_20_Text">3</text:span> are operands.</text:p>
      <text:p text:style-name="Horizontal_20_Line"/>
      <text:h text:style-name="Heading_20_1" text:outline-level="1"><text:span text:style-name="Strong_20_Emphasis">2️⃣ <text:s text:c="2"/>What Are Expressions? </text:span></text:h>
      <text:p text:style-name="Text_20_body"><text:span text:style-name="Strong_20_Emphasis"/></text:p>
      <text:p text:style-name="Text_20_body">An expression is <text:span text:style-name="Strong_20_Emphasis">any valid code snippet that produces a value</text:span>.<text:line-break/>It can be a combination of <text:span text:style-name="Strong_20_Emphasis">variables, operators, values, or functions</text:span>.</text:p>
      <text:p text:style-name="Text_20_body">👉 Example:<text:line-break/><text:span text:style-name="Source_20_Text">1 + 2 * 3</text:span> is an expression that produces the value <text:span text:style-name="Source_20_Text">7</text:span>.</text:p>
      <text:p text:style-name="Text_20_body"><text:span text:style-name="Strong_20_Emphasis">Expression = Value-producing code.</text:span></text:p>
      <text:p text:style-name="Text_20_body"><text:span text:style-name="Strong_20_Emphasis">Operator = Symbol used inside an expression.</text:span></text:p>
      <text:p text:style-name="Horizontal_20_Line"/>
      <text:h text:style-name="Heading_20_1" text:outline-level="1"><text:soft-page-break/><text:span text:style-name="Strong_20_Emphasis">3️⃣ <text:s text:c="2"/>Difference Between Operators and Expression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Operators</text:p>
            </table:table-cell>
            <table:table-cell table:style-name="Table1.A1" office:value-type="string">
              <text:p text:style-name="Table_20_Heading">Expressions</text:p>
            </table:table-cell>
          </table:table-row>
        </table:table-header-rows>
        <table:table-row>
          <table:table-cell table:style-name="Table1.A1" office:value-type="string">
            <text:p text:style-name="Table_20_Contents">Tools used for performing actions</text:p>
          </table:table-cell>
          <table:table-cell table:style-name="Table1.A1" office:value-type="string">
            <text:p text:style-name="Table_20_Contents">Final results formed using operators and values</text:p>
          </table:table-cell>
        </table:table-row>
        <table:table-row>
          <table:table-cell table:style-name="Table1.A1" office:value-type="string">
            <text:p text:style-name="Table_20_Contents">Do not produce a standalone value</text:p>
          </table:table-cell>
          <table:table-cell table:style-name="Table1.A1" office:value-type="string">
            <text:p text:style-name="Table_20_Contents">Always produce a value</text:p>
          </table:table-cell>
        </table:table-row>
        <table:table-row>
          <table:table-cell table:style-name="Table1.A1" office:value-type="string">
            <text:p text:style-name="Table_20_Contents">Example: <text:span text:style-name="Source_20_Text">+</text:span>, <text:span text:style-name="Source_20_Text">==</text:span>, <text:span text:style-name="Source_20_Text">&amp;&amp;</text:span></text:p>
          </table:table-cell>
          <table:table-cell table:style-name="Table1.A1" office:value-type="string">
            <text:p text:style-name="Table_20_Contents">Example: <text:span text:style-name="Source_20_Text">5 + 3</text:span>, <text:span text:style-name="Source_20_Text">"A" + "B"</text:span></text:p>
          </table:table-cell>
        </table:table-row>
      </table:table>
      <text:p text:style-name="Horizontal_20_Line"/>
      <text:h text:style-name="Heading_20_1" text:outline-level="1"><text:span text:style-name="Strong_20_Emphasis">4️⃣ Types of Operators </text:span></text:h>
      <text:p text:style-name="Horizontal_20_Line"/>
      <text:h text:style-name="Heading_20_2" text:outline-level="2"><text:span text:style-name="Strong_20_Emphasis">A) Arithmetic Operators</text:span></text:h>
      <text:p text:style-name="Text_20_body">These operators perform <text:span text:style-name="Strong_20_Emphasis">mathematical operations</text:span> such as addition, subtraction, multiplication, division, or finding remainders.</text:p>
      <text:p text:style-name="Text_20_body"><text:span text:style-name="Strong_20_Emphasis">Operators:</text:span> <text:span text:style-name="Source_20_Text">+ - * / % **</text:span></text:p>
      <text:p text:style-name="Text_20_body">✔ <text:span text:style-name="Strong_20_Emphasis">Example:</text:span></text:p>
      <text:p text:style-name="P1"><text:span text:style-name="Source_20_Text">console.log(10 + 5); // 15</text:span></text:p>
      <text:p text:style-name="Horizontal_20_Line"/>
      <text:h text:style-name="Heading_20_2" text:outline-level="2"><text:span text:style-name="Strong_20_Emphasis">B) Assignment Operators</text:span></text:h>
      <text:p text:style-name="Text_20_body">Assignment operators <text:span text:style-name="Strong_20_Emphasis">assign or update values</text:span> of variables.</text:p>
      <text:p text:style-name="Text_20_body"><text:span text:style-name="Strong_20_Emphasis">Operators:</text:span> <text:span text:style-name="Source_20_Text">= += -= *= /= %=</text:span></text:p>
      <text:p text:style-name="Text_20_body">✔ <text:span text:style-name="Strong_20_Emphasis">Example:</text:span></text:p>
      <text:p text:style-name="Preformatted_20_Text"><text:span text:style-name="Source_20_Text">let x = 10; <text:s/></text:span></text:p>
      <text:p text:style-name="Preformatted_20_Text"><text:span text:style-name="Source_20_Text">x += 5; <text:s/></text:span></text:p>
      <text:p text:style-name="P1"><text:span text:style-name="Source_20_Text">console.log(x); // 15</text:span></text:p>
      <text:p text:style-name="Horizontal_20_Line"/>
      <text:h text:style-name="Heading_20_2" text:outline-level="2"><text:span text:style-name="Strong_20_Emphasis">C) Comparison Operators</text:span></text:h>
      <text:p text:style-name="Text_20_body">These operators compare two values and return <text:span text:style-name="Strong_20_Emphasis">true/false</text:span>.</text:p>
      <text:p text:style-name="Text_20_body"><text:span text:style-name="Strong_20_Emphasis">Operators:</text:span> <text:span text:style-name="Source_20_Text">== != === !== &gt; &lt; &gt;= &lt;=</text:span></text:p>
      <text:p text:style-name="Text_20_body">✔ <text:span text:style-name="Strong_20_Emphasis">Example:</text:span></text:p>
      <text:p text:style-name="P1"><text:soft-page-break/><text:span text:style-name="Source_20_Text">console.log(5 &gt; 2); // true</text:span></text:p>
      <text:p text:style-name="Horizontal_20_Line"/>
      <text:h text:style-name="Heading_20_2" text:outline-level="2"><text:span text:style-name="Strong_20_Emphasis">D) Logical Operators</text:span></text:h>
      <text:p text:style-name="Text_20_body">Logical operators are used to combine multiple conditions and return boolean values.</text:p>
      <text:p text:style-name="Text_20_body"><text:span text:style-name="Strong_20_Emphasis">Operators:</text:span> <text:span text:style-name="Source_20_Text">&amp;&amp; || !</text:span></text:p>
      <text:p text:style-name="Text_20_body">✔ <text:span text:style-name="Strong_20_Emphasis">Example:</text:span></text:p>
      <text:p text:style-name="P1"><text:span text:style-name="Source_20_Text">console.log(true &amp;&amp; false); // false</text:span></text:p>
      <text:p text:style-name="Horizontal_20_Line"/>
      <text:h text:style-name="Heading_20_2" text:outline-level="2"><text:span text:style-name="Strong_20_Emphasis">E) Ternary Operator</text:span></text:h>
      <text:p text:style-name="Text_20_body">The ternary operator is a <text:span text:style-name="Strong_20_Emphasis">short form of if-else</text:span>.<text:line-break/>It evaluates a condition and returns one of two values.</text:p>
      <text:p text:style-name="Text_20_body"><text:span text:style-name="Strong_20_Emphasis">Syntax:</text:span><text:line-break/><text:span text:style-name="Source_20_Text">condition ? valueIfTrue : valueIfFalse</text:span></text:p>
      <text:p text:style-name="Text_20_body">✔ <text:span text:style-name="Strong_20_Emphasis">Example:</text:span></text:p>
      <text:p text:style-name="Preformatted_20_Text"><text:span text:style-name="Source_20_Text">let age = 18;</text:span></text:p>
      <text:p text:style-name="P1"><text:span text:style-name="Source_20_Text">console.log(age &gt;= 18 ? "Adult" : "Minor"); // "Adult"</text:span></text:p>
      <text:p text:style-name="Horizontal_20_Line"/>
      <text:h text:style-name="Heading_20_2" text:outline-level="2"><text:span text:style-name="Strong_20_Emphasis">F) Equality Operators (== vs ===)</text:span></text:h>
      <text:h text:style-name="Heading_20_3" text:outline-level="3"><text:span text:style-name="Strong_20_Emphasis">== (Loose Equality)</text:span></text:h>
      <text:p text:style-name="Text_20_body">Compares values <text:span text:style-name="Strong_20_Emphasis">after type conversion</text:span>. <text:s text:c="4"/>“<text:span text:style-name="T2">5” <text:s text:c="2"/>5</text:span></text:p>
      <text:h text:style-name="Heading_20_3" text:outline-level="3"><text:span text:style-name="Strong_20_Emphasis">=== (Strict Equality)</text:span></text:h>
      <text:p text:style-name="Text_20_body">Compares <text:span text:style-name="Strong_20_Emphasis">value + data type</text:span> (no conversion).</text:p>
      <text:p text:style-name="Text_20_body">✔ <text:span text:style-name="Strong_20_Emphasis">Example:</text:span></text:p>
      <text:p text:style-name="Preformatted_20_Text"><text:span text:style-name="Source_20_Text">console.log(2 == "2"); <text:s/>// true (type converted)</text:span></text:p>
      <text:p text:style-name="P1"><text:span text:style-name="Source_20_Text">console.log(2 === "2"); // false (different types)</text:span></text:p>
      <text:p text:style-name="Horizontal_20_Line"/>
      <text:h text:style-name="Heading_20_2" text:outline-level="2"><text:span text:style-name="Strong_20_Emphasis">G) Increment / Decrement Operators</text:span></text:h>
      <text:p text:style-name="Text_20_body">Used to increase or decrease value by 1.</text:p>
      <text:p text:style-name="Text_20_body"><text:soft-page-break/><text:span text:style-name="Strong_20_Emphasis">Types:</text:span></text:p>
      <text:list xml:id="list2114933831" text:style-name="L1">
        <text:list-item>
          <text:p text:style-name="P4"><text:span text:style-name="Source_20_Text">++x</text:span> → Pre-increment</text:p>
        </text:list-item>
        <text:list-item>
          <text:p text:style-name="P4"><text:span text:style-name="Source_20_Text">x++</text:span> → Post-increment</text:p>
        </text:list-item>
        <text:list-item>
          <text:p text:style-name="P4"><text:span text:style-name="Source_20_Text">--x</text:span></text:p>
        </text:list-item>
        <text:list-item>
          <text:p text:style-name="P4"><text:span text:style-name="Source_20_Text">x--</text:span></text:p>
        </text:list-item>
      </text:list>
      <text:p text:style-name="Text_20_body">✔ <text:span text:style-name="Strong_20_Emphasis">Example:</text:span></text:p>
      <text:p text:style-name="Preformatted_20_Text"><text:span text:style-name="Source_20_Text">let a = 5;</text:span></text:p>
      <text:p text:style-name="P1"><text:span text:style-name="Source_20_Text">console.log(++a); // 6 (pre)</text:span></text:p>
      <text:p text:style-name="Horizontal_20_Line"/>
      <text:h text:style-name="Heading_20_2" text:outline-level="2"><text:span text:style-name="Strong_20_Emphasis">H) Bitwise Operators (Brief)</text:span></text:h>
      <text:p text:style-name="Text_20_body">Operate at the <text:span text:style-name="Strong_20_Emphasis">binary level</text:span>.</text:p>
      <text:p text:style-name="Text_20_body">Operators: <text:span text:style-name="Source_20_Text">&amp; | ~ ^ &lt;&lt; &gt;&gt;</text:span></text:p>
      <text:p text:style-name="Text_20_body">✔ <text:span text:style-name="Strong_20_Emphasis">Example:</text:span></text:p>
      <text:p text:style-name="P3"><text:span text:style-name="Source_20_Text">console.log(5 &amp; 1); // 1 <text:s text:c="9"/></text:span><text:span text:style-name="Source_20_Text"><text:span text:style-name="T2">5 = 0101</text:span></text:span></text:p>
      <text:p text:style-name="P3"><text:span text:style-name="Source_20_Text"><text:span text:style-name="T2"><text:s text:c="35"/>3 = 0011 <text:s text:c="2"/></text:span></text:span></text:p>
      <text:p text:style-name="Horizontal_20_Line"/>
      <text:h text:style-name="Heading_20_1" text:outline-level="1"><text:span text:style-name="Strong_20_Emphasis">5️⃣ Operator Precedence</text:span></text:h>
      <text:p text:style-name="Text_20_body">Precedence decides <text:span text:style-name="Strong_20_Emphasis">which operation runs first</text:span>.</text:p>
      <text:p text:style-name="Text_20_body">Multiplication/division happen before addition/subtraction.</text:p>
      <text:p text:style-name="Text_20_body">✔ Example: </text:p>
      <text:p text:style-name="P6">(), **,, ass ,com,log,ass</text:p>
      <text:p text:style-name="P1"><text:span text:style-name="Source_20_Text">console.log(1 + 2 * 3); // 7</text:span></text:p>
      <text:p text:style-name="P3"><text:span text:style-name="Source_20_Text"><text:span text:style-name="T2">console.log(1+2)*3;</text:span></text:span></text:p>
      <text:p text:style-name="Horizontal_20_Line"/>
      <text:h text:style-name="Heading_20_1" text:outline-level="1"><text:span text:style-name="Strong_20_Emphasis">6️⃣ Expression Examples</text:span></text:h>
      <text:p text:style-name="Preformatted_20_Text"><text:span text:style-name="Source_20_Text">let result = (10 - 2) * 3; <text:s/></text:span></text:p>
      <text:p text:style-name="P1"><text:span text:style-name="Source_20_Text">console.log(result); // 24</text:span></text:p>
      <text:p text:style-name="Horizontal_20_Line"/>
      <text:h text:style-name="Heading_20_1" text:outline-level="1"><text:soft-page-break/><text:span text:style-name="Strong_20_Emphasis">7️⃣ Exercise</text:span></text:h>
      <text:p text:style-name="Text_20_body">Predict the output:</text:p>
      <text:list xml:id="list2264088158" text:style-name="L2">
        <text:list-item>
          <text:p text:style-name="P5"><text:span text:style-name="Source_20_Text">0 == false</text:span> → ?</text:p>
        </text:list-item>
        <text:list-item>
          <text:p text:style-name="P5"><text:span text:style-name="Source_20_Text">0 === false</text:span> → ?</text:p>
        </text:list-item>
      </text:list>
      <text:p text:style-name="Horizontal_20_Line"/>
      <text:h text:style-name="Heading_20_1" text:outline-level="1"><text:span text:style-name="Strong_20_Emphasis">8️⃣ Quiz Question</text:span></text:h>
      <text:p text:style-name="Text_20_body"><text:span text:style-name="Strong_20_Emphasis">What is the difference between == and === in JavaScript?</text:span></text:p>
      <text:p text:style-name="Horizontal_20_Line"/>
      <text:h text:style-name="Heading_20_1" text:outline-level="1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5T14:41:55.714000000</meta:creation-date>
    <dc:date>2025-11-16T17:19:48.249000000</dc:date>
    <meta:editing-duration>PT19M26S</meta:editing-duration>
    <meta:editing-cycles>2</meta:editing-cycles>
    <meta:generator>Neat_Office/6.2.8.2$Windows_x86 LibreOffice_project/</meta:generator>
    <meta:document-statistic meta:table-count="1" meta:image-count="0" meta:object-count="0" meta:page-count="5" meta:paragraph-count="88" meta:word-count="519" meta:character-count="3079" meta:non-whitespace-character-count="2586"/>
  </office:meta>
</office:document-meta>
</file>